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2500000BE7F5EA8E52.png"/>
  <manifest:file-entry manifest:media-type="image/png" manifest:full-path="Pictures/100000000000053900000773A6122CD6.png"/>
  <manifest:file-entry manifest:media-type="image/png" manifest:full-path="Pictures/10000000000007730000053994BC6B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2" text:anchor-type="paragraph" svg:x="0.339cm" svg:y="13.644cm" svg:width="8.073cm" svg:height="5.66cm" draw:z-index="0"><draw:image xlink:href="Pictures/10000000000007730000053994BC6B69.png" xlink:type="simple" xlink:show="embed" xlink:actuate="onLoad"/></draw:frame><draw:frame draw:style-name="fr1" draw:name="grafika4" text:anchor-type="paragraph" svg:x="0.404cm" svg:y="20.001cm" svg:width="8.073cm" svg:height="5.66cm" draw:z-index="1"><draw:image xlink:href="Pictures/10000000000007730000053994BC6B69.png" xlink:type="simple" xlink:show="embed" xlink:actuate="onLoad"/></draw:frame><draw:frame draw:style-name="fr1" draw:name="grafika1" text:anchor-type="paragraph" svg:x="0.325cm" svg:y="0.392cm" svg:width="10.994cm" svg:height="12.899cm" draw:z-index="2"><draw:image xlink:href="Pictures/1000000000000A2500000BE7F5EA8E52.png" xlink:type="simple" xlink:show="embed" xlink:actuate="onLoad"/></draw:frame><draw:frame draw:style-name="fr1" draw:name="grafika3" text:anchor-type="paragraph" svg:x="12.626cm" svg:y="9.148cm" svg:width="5.66cm" svg:height="8.073cm" draw:z-index="3"><draw:image xlink:href="Pictures/100000000000053900000773A6122CD6.png" xlink:type="simple" xlink:show="embed" xlink:actuate="onLoad"/></draw:frame><draw:frame draw:style-name="fr1" draw:name="grafika5" text:anchor-type="paragraph" svg:x="12.27cm" svg:y="0.489cm" svg:width="5.66cm" svg:height="8.073cm" draw:z-index="4"><draw:image xlink:href="Pictures/100000000000053900000773A6122CD6.png" xlink:type="simple" xlink:show="embed" xlink:actuate="onLoad"/></draw:frame><draw:frame draw:style-name="fr1" draw:name="grafika6" text:anchor-type="paragraph" svg:x="12.561cm" svg:y="18.293cm" svg:width="5.66cm" svg:height="8.073cm" draw:z-index="5"><draw:image xlink:href="Pictures/100000000000053900000773A6122C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9-26T22:47:22.32</meta:creation-date>
    <dc:date>2016-10-07T12:40:41.10</dc:date>
    <meta:editing-duration>PT00H11M13S</meta:editing-duration>
    <meta:editing-cycles>2</meta:editing-cycles>
    <meta:generator>OpenOffice.org/3.1$Win32 OpenOffice.org_project/310m19$Build-9420</meta:generator>
    <meta:document-statistic meta:table-count="0" meta:image-count="6" meta:object-count="0" meta:page-count="1" meta:paragraph-count="0" meta:word-count="0" meta:character-count="0"/>
  </office:meta>
</office:document-meta>
</file>